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able_20_Contents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Table_20_Contents">
      <style:text-properties fo:font-style="normal" style:font-style-asian="normal" style:font-style-complex="normal"/>
    </style:style>
    <style:style style:name="P6" style:family="paragraph" style:parent-style-name="Table_20_Contents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7" style:family="paragraph" style:parent-style-name="Table_20_Contents">
      <style:text-properties fo:font-style="italic" style:font-style-asian="italic" style:font-style-complex="italic"/>
    </style:style>
    <style:style style:name="P8" style:family="paragraph" style:parent-style-name="Table_20_Contents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 style:parent-style-name="Table_20_Contents">
      <style:text-properties style:text-underline-style="none" fo:font-weight="normal" style:font-weight-asian="normal" style:font-weight-complex="normal"/>
    </style:style>
    <style:style style:name="P10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able_20_Contents">
      <style:text-properties fo:font-style="normal" style:font-style-asian="normal" style:font-style-complex="normal"/>
    </style:style>
    <style:style style:name="P12" style:family="paragraph" style:parent-style-name="Table_20_Contents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MEDELMERIK<text:span text:style-name="T2"> [Humain]</text:span></text:p>
            <text:p text:style-name="P2">Un homme costaud, mal rasé, des brûlures et cicatrices un peu partout sur le corps.</text:p>
            <text:p text:style-name="P2"/>
            <text:p text:style-name="P4">[Ancien esclave d'AKEBHE, en fuite. FANO est son fils, rencontré après sa fuite.]</text:p>
            <text:p text:style-name="P4"/>
            <text:p text:style-name="P4">&gt; Conduire le groupe où il le souhaite.</text:p>
            <text:p text:style-name="P4">&gt; Vendre la cargaison.</text:p>
            <text:p text:style-name="P4">&gt; Éviter les agents de AKEBHE.</text:p>
            <text:p text:style-name="P4"/>
            <text:p text:style-name="P4">Ca 12 – Pv : 10 </text:p>
            <text:p text:style-name="P4">Epée courte +1 (1d6 +1)</text:p>
          </table:table-cell>
          <table:table-cell table:style-name="Tableau2.B1" office:value-type="string">
            <text:p text:style-name="Table_20_Contents"><text:span text:style-name="T6">ETHIA FIZZLEUPON</text:span> [Gnome]</text:p>
            <text:p text:style-name="P3">Un petit nez rose, des yeux malicieux, un chignon au dessus de la tête.</text:p>
            <text:p text:style-name="P5"/>
            <text:p text:style-name="P5">[Originaire de BriseWyrm. A la recherche d'argent pour partir à l'aventure dans tout le Bassin]</text:p>
            <text:p text:style-name="P5"/>
            <text:p text:style-name="P5">&gt; Veut devenir une magicienne.</text:p>
            <text:p text:style-name="P5">&gt; Revenir avec plein de présents à BriseWyrm.</text:p>
            <text:p text:style-name="P5">&gt; Voyager dans le Bassin.</text:p>
            <text:p text:style-name="P5"/>
            <text:p text:style-name="P5">Ca 10 – pv 6</text:p>
            <text:p text:style-name="P5">Main de Mage – Trait de Feu.</text:p>
          </table:table-cell>
        </table:table-row>
        <table:table-row>
          <table:table-cell table:style-name="Tableau2.A2" office:value-type="string">
            <text:p text:style-name="P1">FLANO<text:span text:style-name="T2"> [Humain]</text:span></text:p>
            <text:p text:style-name="P2">Un jeune homme bien bâti, mais maladroit comme s'il ne maîtrisait pas son corps. Le regard un peu triste.</text:p>
            <text:p text:style-name="P2"/>
            <text:p text:style-name="P4">[Né à Pydemian, où il a subit les maladies et perdu sa mère. Il a découvert son père récemment, lors des révoltes paysannes.]</text:p>
            <text:p text:style-name="P4"/>
            <text:p text:style-name="P4">&gt; Vivre un peu d'aventure</text:p>
            <text:p text:style-name="P4">&gt; Devenir un guerisseur.</text:p>
            <text:p text:style-name="P4"/>
            <text:p text:style-name="P4">Ca 11 – Pv 8</text:p>
            <text:p text:style-name="P4">Baton (1d8)</text:p>
          </table:table-cell>
          <table:table-cell table:style-name="Tableau2.B2" office:value-type="string">
            <text:p text:style-name="Table_20_Contents"><text:span text:style-name="T6">MITSUHA</text:span> [Drakeide Noir]</text:p>
            <text:p text:style-name="P3">Gigantesque, son poids la force à se déplacer le plus souvent à quatre pattes.</text:p>
            <text:p text:style-name="P3"/>
            <text:p text:style-name="P5">[Elle a fuit Norbrande avec son frère Draky, et a quitté la prison de Pydemian. Toujours recherchée par le Roi Sorcier. Crains pour son frère et elle-même]</text:p>
            <text:p text:style-name="P5"/>
            <text:p text:style-name="P5">&gt; Mettre son frère à l'abri.</text:p>
            <text:p text:style-name="P5">&gt; Liberer ses camarades Drakeides.</text:p>
            <text:p text:style-name="P5"/>
            <text:p text:style-name="P5">Ca 13 – Pv 15</text:p>
            <text:p text:style-name="P5">Griffes (1d6 +1)</text:p>
            <text:p text:style-name="P5">Souffle 2d10 Acide.</text:p>
          </table:table-cell>
        </table:table-row>
        <table:table-row>
          <table:table-cell table:style-name="Tableau2.A2" office:value-type="string">
            <text:p text:style-name="P1">BARON KAGATO<text:span text:style-name="T2"> [Sahuagin]</text:span></text:p>
            <text:p text:style-name="P2">Un corps vert couvert d'écailles avec une imposante musculature, quatre bras puissants terminées par des griffes palmées. Une armure faite de coquillages et d'ossements.</text:p>
            <text:p text:style-name="P2">Une longue queue et des nageoires autour d'une bouche pleine de dents acérées.</text:p>
            <text:p text:style-name="P9"/>
            <text:p text:style-name="P9">[ Parle sa propre langue, plein de mépris]</text:p>
            <text:p text:style-name="P9">&gt; Récuperer le Disque</text:p>
            <text:p text:style-name="P9">&gt; Capturer les meurtriers du Vénérable.</text:p>
            <text:p text:style-name="P9"/>
            <text:p text:style-name="P9">Ca 16 – Pv 76</text:p>
            <text:p text:style-name="P1"><text:span text:style-name="T1">Frenesie </text:span><text:span text:style-name="T2">: AV contre cible blessée.</text:span></text:p>
            <text:p text:style-name="P9"/>
            <text:p text:style-name="P1"><text:span text:style-name="T5">3 attaques </text:span><text:span text:style-name="T2">: Griffes x2, Morsure.</text:span></text:p>
            <text:p text:style-name="P1"><text:span text:style-name="T1">Griffe</text:span><text:span text:style-name="T2"> +7 (2d6 +4)</text:span></text:p>
            <text:p text:style-name="P1"><text:span text:style-name="T1">Morsure</text:span><text:span text:style-name="T2"> +7(2d4 +4)</text:span></text:p>
          </table:table-cell>
          <table:table-cell table:style-name="Tableau2.B2" office:value-type="string">
            <text:p text:style-name="Table_20_Contents"><text:span text:style-name="T6">ROKUBI</text:span> [Sahuagin]</text:p>
            <text:p text:style-name="P3">Un long corps vert jaune aux écailles brillantes. Seulement deux bras, nageoires allant jusqu'au corps. Une longue toge de coquillages. Des yeux énormes et sombres. </text:p>
            <text:p text:style-name="P3">Porte le symbole de l'Oeil en médaillon.</text:p>
            <text:p text:style-name="Table_20_Contents"/>
            <text:p text:style-name="Table_20_Contents">[ Traduit comme elle peut les paroles du Baron] </text:p>
            <text:p text:style-name="Table_20_Contents">&gt; Apaiser l'Oeil en récuperant le Disque.</text:p>
            <text:p text:style-name="Table_20_Contents">&gt; Apaiser l'Oeil en sacrifiant les meurtriers.</text:p>
            <text:p text:style-name="Table_20_Contents"/>
            <text:p text:style-name="Table_20_Contents">Ca 12 – Pv 33</text:p>
            <text:p text:style-name="P1"><text:span text:style-name="T1">Frenesie </text:span><text:span text:style-name="T2">: AV contre cible blessée.</text:span></text:p>
            <text:p text:style-name="P9">2 attaques : Griffe / Morsure +3 (1d4 +1).</text:p>
            <text:p text:style-name="P9"/>
            <text:p text:style-name="P9">Sorts +4 / DD12 : <text:s/>[][][] / [][]</text:p>
            <text:p text:style-name="P9">Mot guerisseur : 2d4 +2</text:p>
            <text:p text:style-name="P9">Blessure (Toucher) : 3d10</text:p>
            <text:p text:style-name="P9">Eclair tracant (Distance):4d6 &amp; AV next atk.</text:p>
            <text:p text:style-name="P9"/>
          </table:table-cell>
        </table:table-row>
      </table:table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Table_20_Contents"><text:span text:style-name="T6">KEVLAN</text:span> [Forge-Lié]</text:p>
            <text:p text:style-name="P3">Une armure d'un sombre aux lueurs bleutées, les liens semblent fait de milliers de fils liquides. Son casque ressemble à un visage, avec une machoires pleine de crocs. </text:p>
            <text:p text:style-name="P3">Un blason (Pièce dispersé en poussière) recouvre son torse, à coté d'une rune luisante.</text:p>
            <text:p text:style-name="P3">L'un de ses bras se termine par une épée acérée, l'autre par un bouclier rond.</text:p>
            <text:p text:style-name="Table_20_Contents"/>
            <text:p text:style-name="Table_20_Contents">[Illusion issue de l'épée de Sabelad]</text:p>
            <text:p text:style-name="Table_20_Contents"/>
            <text:p text:style-name="Table_20_Contents">&gt; Capturer Sabelad et le faire executer publiquement.</text:p>
            <text:p text:style-name="Table_20_Contents"/>
            <text:p text:style-name="Table_20_Contents">Ca 22 – Pv 150</text:p>
            <text:p text:style-name="Table_20_Contents">Epée acérée  (18/20crit) +9 (1d8 + 9)</text:p>
          </table:table-cell>
          <table:table-cell table:style-name="Tableau1.B1" office:value-type="string">
            <text:p text:style-name="Table_20_Contents"><text:span text:style-name="T6">SABELAD</text:span> [Humain]</text:p>
            <text:p text:style-name="P3">Des yeux d'un bleu vif, dans un visage doré par le soleil. Plusieurs petites cicatrices le recouvrent. Corps musclé mais fatigué, un peu usé.</text:p>
            <text:p text:style-name="Table_20_Contents"/>
            <text:p text:style-name="Table_20_Contents">[Illusion issue de l'épée de Sabelad]</text:p>
            <text:p text:style-name="Table_20_Contents"/>
            <text:p text:style-name="Table_20_Contents">&gt; Fuir Kevlan.</text:p>
          </table:table-cell>
        </table:table-row>
        <table:table-row>
          <table:table-cell table:style-name="Tableau1.A2" office:value-type="string">
            <text:p text:style-name="Table_20_Contents"><text:span text:style-name="T6">TSUNAGI</text:span> [Sahuagin, Barde]</text:p>
            <text:p text:style-name="P3">Une peau écaillée d'un bleu vert, il porte un chapeau humain décoloré par l'eau auquel il a accroché des petits bijoux. </text:p>
            <text:p text:style-name="P3">Son armure est faites de bric à brac colorés. Il a un petit tambour sur la hanche, et une conque en main.</text:p>
            <text:p text:style-name="P5"/>
            <text:p text:style-name="P5">[Parle bien le commun. Traduit ce que dit la Pretresse. N'a pas envie d'être là]</text:p>
            <text:p text:style-name="P5">&gt; Rester en vie.</text:p>
            <text:p text:style-name="P5">&gt; Retourner a ses chansons.</text:p>
            <text:p text:style-name="P5"/>
            <text:p text:style-name="P5">Ca 12 – Pv 22</text:p>
            <text:p text:style-name="P5"><text:s/><text:span text:style-name="T3">Frenesie </text:span><text:span text:style-name="T2">: AV contre cible blessée.</text:span></text:p>
            <text:p text:style-name="P4">2 attaques : Griffe / Morsure +3 (1d4 +1).</text:p>
            <text:p text:style-name="P5"><text:span text:style-name="T3">Inspiration </text:span><text:span text:style-name="T2">: Donne des d6 : [][][]</text:span></text:p>
          </table:table-cell>
          <table:table-cell table:style-name="Tableau1.B2" office:value-type="string">
            <text:p text:style-name="Table_20_Contents"><text:span text:style-name="T6">KAGUMO</text:span> [Sahuagin, Rogue]</text:p>
            <text:p text:style-name="P3">La peau vert sombre, tout malingre. Un regard cruel et des dents jaunatres acérées. Il tient des arrêtes gigantesques comme arme.</text:p>
            <text:p text:style-name="P3">Marque de l'Oeil peinte sur son front.</text:p>
            <text:p text:style-name="Table_20_Contents"/>
            <text:p text:style-name="Table_20_Contents">[Parle sa langue. Veut faire mal]</text:p>
            <text:p text:style-name="Table_20_Contents">&gt; Fouiller et récuperer le Disque.</text:p>
            <text:p text:style-name="Table_20_Contents">&gt; Assassiner les solitaires.</text:p>
            <text:p text:style-name="Table_20_Contents">&gt; Proteger la pretresse.</text:p>
            <text:p text:style-name="Table_20_Contents"/>
            <text:p text:style-name="Table_20_Contents">Ca 11 – pv 18</text:p>
            <text:p text:style-name="P13"><text:span text:style-name="T3">Frenesie </text:span><text:span text:style-name="T2">: AV contre cible blessée.</text:span></text:p>
            <text:p text:style-name="P4">2 attaques : Griffe / Morsure +3 (1d4 +1).</text:p>
            <text:p text:style-name="P4"><text:span text:style-name="T4">Sournoise </text:span>: 2d6</text:p>
          </table:table-cell>
        </table:table-row>
        <table:table-row>
          <table:table-cell table:style-name="Tableau1.A2" office:value-type="string">
            <text:p text:style-name="Table_20_Contents"><text:span text:style-name="T6">MUZA</text:span> [Sahuagin, Brute]</text:p>
            <text:p text:style-name="P3">Femelle musclée.</text:p>
            <text:p text:style-name="Table_20_Contents"/>
            <text:p text:style-name="Table_20_Contents">Ca 13 – pv 28</text:p>
            <text:p text:style-name="P5"><text:s/><text:span text:style-name="T3">Frenesie </text:span><text:span text:style-name="T2">: AV contre cible blessée.</text:span></text:p>
            <text:p text:style-name="P4">2 attaques : Griffe / Tident +3 (1d4 +3 / 1d6+3).</text:p>
          </table:table-cell>
          <table:table-cell table:style-name="Tableau1.B2" office:value-type="string">
            <text:p text:style-name="P1">WAKA<text:span text:style-name="T2"> [Sahuagin, Archer]</text:span></text:p>
            <text:p text:style-name="P8"><text:span text:style-name="T2">Femelle visqueuse.</text:span></text:p>
            <text:p text:style-name="P1"><text:span text:style-name="T2"/></text:p>
            <text:p text:style-name="P1"><text:span text:style-name="T2">Ca 10 – pv 16</text:span></text:p>
            <text:p text:style-name="P13"><text:span text:style-name="T3">Frenesie </text:span><text:span text:style-name="T2">: AV contre cible blessée.</text:span></text:p>
            <text:p text:style-name="P4"><text:span text:style-name="T2">2 attaques : Griffe / Fronde +3 (1d4 +2).</text:span></text:p>
          </table:table-cell>
        </table:table-row>
        <table:table-row>
          <table:table-cell table:style-name="Tableau1.A2" office:value-type="string">
            <text:p text:style-name="Table_20_Contents"><text:span text:style-name="T6">ANNEAU D'ESQUIVE</text:span> [Lien]</text:p>
            <text:p text:style-name="P3">Un anneau dans un métal verdâtre, ressemblant à une tête de poulpe et les tentacules entourent le doigt.</text:p>
            <text:p text:style-name="Table_20_Contents"/>
            <text:p text:style-name="Table_20_Contents"><text:span text:style-name="T6">Réaction</text:span> (Echec de JS Dextérité) : Remplace l'échec par une réussite.</text:p>
            <text:p text:style-name="Table_20_Contents"/>
            <text:p text:style-name="Table_20_Contents"><text:span text:style-name="T4">Charges </text:span>: [][][]</text:p>
            <text:p text:style-name="Table_20_Contents">Une charge par semaine récupérée.</text:p>
          </table:table-cell>
          <table:table-cell table:style-name="Tableau1.B2" office:value-type="string">
            <text:p text:style-name="P1">TRIDENT OUVRAGE</text:p>
            <text:p text:style-name="P3">Une arme forgée dans un métal verdâtre, où un coquillage scelle les trois pointes. Un Oeil est peint dessus. Des algues sont gravées dans le manche.</text:p>
            <text:p text:style-name="Table_20_Contents"/>
            <text:p text:style-name="Table_20_Contents"><text:span text:style-name="T4">Attaque</text:span> +1, 1d8 +1 dmg.</text:p>
            <text:p text:style-name="Table_20_Contents"/>
            <text:p text:style-name="Table_20_Contents"><text:span text:style-name="T6">Renverser </text:span>: Au toucher, JS Constitution pour ne pas tomber (DD 8 + Maitrise + Dex/Str)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4T17:23:37.27</meta:creation-date>
    <dc:date>2024-10-06T12:40:14.57</dc:date>
    <meta:editing-duration>PT1H23M37S</meta:editing-duration>
    <meta:editing-cycles>32</meta:editing-cycles>
    <meta:generator>OpenOffice/4.1.7$Win32 OpenOffice.org_project/417m1$Build-9800</meta:generator>
    <meta:document-statistic meta:table-count="2" meta:image-count="0" meta:object-count="0" meta:page-count="2" meta:paragraph-count="107" meta:word-count="862" meta:character-count="4783"/>
  </office:meta>
</office:document-meta>
</file>